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center"/>
      <style:text-properties style:font-name="Calibri" fo:font-weight="bold" style:font-weight-asian="bold" style:font-weight-complex="bold"/>
    </style:style>
    <style:style style:name="P31" style:parent-style-name="Standard" style:family="paragraph">
      <style:paragraph-properties fo:text-align="center"/>
      <style:text-properties style:font-name="Calibri" fo:font-weight="bold" style:font-weight-asian="bold" style:font-weight-complex="bold"/>
    </style:style>
    <style:style style:name="T32" style:parent-style-name="Fuentedepárrafopredeter." style:family="text">
      <style:text-properties style:font-name="Calibri"/>
    </style:style>
    <style:style style:name="T33" style:parent-style-name="Fuentedepárrafopredeter." style:family="text">
      <style:text-properties style:font-name="Calibri"/>
    </style:style>
    <style:style style:name="T34" style:parent-style-name="Fuentedepárrafopredeter." style:family="text">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50"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style:font-name="Calibri" style:font-name-complex="Calibri"/>
    </style:style>
    <style:style style:name="P54" style:parent-style-name="Standard" style:family="paragraph">
      <style:text-properties style:font-name="Calibri" style:font-name-complex="Calibri"/>
    </style:style>
    <style:style style:name="P55" style:parent-style-name="Standard" style:family="paragraph">
      <style:text-properties style:font-name="Calibri" style:font-name-complex="Calibri"/>
    </style:style>
    <style:style style:name="P56" style:parent-style-name="Standard"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T60" style:parent-style-name="Fuentedepárrafopredeter." style:family="text">
      <style:text-properties style:font-name="Calibri" style:font-name-complex="Calibri"/>
    </style:style>
    <style:style style:name="P61" style:parent-style-name="Standard" style:family="paragraph">
      <style:text-properties style:font-name="Calibri" style:font-name-complex="Calibri" fo:font-style="italic" style:font-style-asian="italic" style:font-style-complex="italic" fo:font-size="10pt" style:font-size-asian="10pt" style:font-size-complex="10pt"/>
    </style:style>
  </office:automatic-styles>
  <office:body>
    <office:text text:use-soft-page-breaks="true">
      <text:p text:style-name="P1">DIARIO DE CONFINAMIENTO 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text:s/>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text:s/>superior en modalidad dual, y en el 2020 por fin llegó. Con prisas, sin dotación económica, sin equipos informáticos... pero al fin llegó. Que bien que llegó hasta mi querida amiga Isa.</text:p>
      <text:p text:style-name="P22">Obra express, arreglo del aula, todo preparado in extremis.. Esperando<text:s/>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 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PRACTICA 5: Diario de confinamiento</text:p>
      <text:p text:style-name="P31"/>
      <text:p text:style-name="Standard"><text:span text:style-name="T32">1. Hazte una copia del repositorio público <text:s/></text:span><text:a xlink:href="https://github.com/adaiespablopicasso/diarioconfinamiento" office:target-frame-name="_top" xlink:show="replace"><text:span text:style-name="T33">https://github.com/adaiespablopicasso</text:span><text:span text:style-name="T34">/diarioconfinamiento</text:span></text:a></text:p>
      <text:p text:style-name="P35"/>
      <text:p text:style-name="P36">2. Aporta tu reflexión al diario de confinamiento</text:p>
      <text:p text:style-name="P37"/>
      <text:p text:style-name="P38">3. Comunica al usuario adaiespablopicasso que has realizado tu aportación y que acepte los cambios</text:p>
      <text:p text:style-name="P39"/>
      <text:p text:style-name="P40">Miguel Moreno Jurado</text:p>
      <text:p text:style-name="P41"/>
      <text:p text:style-name="P42">23/03/20</text:p>
      <text:p text:style-name="P43"/>
      <text:p text:style-name="P44">Después de haber pasado unas<text:s/>“maravillosas ” prácticas en Brainspro, justo cuando vuelvo a tener una empresa y parece ser que está muy bien, se impone la cuarentena. No se si es más una película de ciencia ficción o un dramón de los de telecinco.</text:p>
      <text:p text:style-name="P45"/>
      <text:p text:style-name="P46">Aún así estoy aprendiendo mucho de<text:s/>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47"/>
      <text:p text:style-name="Standard"><text:span text:style-name="T48">Abrazos a todos.<text:s/></text:span><text:span text:style-name="T49">Menor que tres.</text:span></text:p>
      <text:p text:style-name="P50"/>
      <text:p text:style-name="P51">Andres Torres Soto</text:p>
      <text:p text:style-name="P52"/>
      <text:p text:style-name="P53">27/03/2020</text:p>
      <text:p text:style-name="P54"/>
      <text:p text:style-name="P55">Aquello que parecía tan lejano y que nunca iba a llegar a pasar en nuestro país, de pronto nos vemos todos encerrados en casa porque<text:s/>la pandemia es real.</text:p>
      <text:p text:style-name="P56">Al principio creo que a todos nos pilló de sorpresa, incluso a mi mismo aún me cuesta creer que estemos viviendo algo así, algo histórico. Pero no queda más remedio que actuar con responsabilidad y estar el tiempo que haga falta confinados en casa para que esto pase cuanto antes.</text:p>
      <text:p text:style-name="P57">A mí, personalmente, me está viniendo hasta bien. Estoy aprovechando el tiempo para hacer todas las actividades que tenemos para poder seguir avanzando el curso pero también estoy acercando posturas con mi familia. Antes, solo estaba en mi casa para dormir y a veces para estudiar. Ahora que estoy las 24 horas del día hablo mucho más con mi padre y mis hermanos. Tenemos que entretenernos los unos a los otros para no morir del aburrimiento.</text:p>
      <text:p text:style-name="P58">Todo tiene algo positivo y para mí, sin duda, lo mas positivo de esta cuarentena es estar conociendo más a mi familia y valorar las cosas que antes no valoraba.</text:p>
      <text:p text:style-name="P59"/>
      <text:p text:style-name="Standard"><text:span text:style-name="T60">¡Deseando que esto acabe cuanto antes y podamos volver a la rutina!</text:span></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és</dc:creator>
    <meta:creation-date>2020-03-16T20:21:00Z</meta:creation-date>
    <dc:date>2020-03-27T13:54:00Z</dc:date>
    <meta:template xlink:href="Normal" xlink:type="simple"/>
    <meta:editing-cycles>22</meta:editing-cycles>
    <meta:editing-duration>PT7380S</meta:editing-duration>
    <meta:document-statistic meta:page-count="1" meta:paragraph-count="8" meta:word-count="692" meta:character-count="4492" meta:row-count="31" meta:non-whitespace-character-count="3808"/>
  </office:meta>
</office:document-meta>
</file>